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a33" officeooo:paragraph-rsid="00163865"/>
    </style:style>
    <style:style style:name="P2" style:family="paragraph" style:parent-style-name="Standard">
      <style:text-properties officeooo:paragraph-rsid="00148a33"/>
    </style:style>
    <style:style style:name="P3" style:family="paragraph" style:parent-style-name="Standard">
      <style:text-properties fo:font-weight="bold" officeooo:rsid="00148a33" officeooo:paragraph-rsid="00148a33" style:font-weight-asian="bold" style:font-weight-complex="bold"/>
    </style:style>
    <style:style style:name="P4" style:family="paragraph" style:parent-style-name="Standard">
      <style:text-properties fo:font-weight="bold" officeooo:rsid="00148a33" officeooo:paragraph-rsid="00163865" style:font-weight-asian="bold" style:font-weight-complex="bold"/>
    </style:style>
    <style:style style:name="P5" style:family="paragraph" style:parent-style-name="Standard">
      <style:text-properties fo:font-weight="bold" officeooo:rsid="00148a33" officeooo:paragraph-rsid="00165a82" style:font-weight-asian="bold" style:font-weight-complex="bold"/>
    </style:style>
    <style:style style:name="P6" style:family="paragraph" style:parent-style-name="Standard">
      <style:text-properties fo:font-weight="bold" officeooo:paragraph-rsid="00163865"/>
    </style:style>
    <style:style style:name="P7" style:family="paragraph" style:parent-style-name="Standard">
      <style:text-properties fo:font-weight="bold" officeooo:rsid="00163865" officeooo:paragraph-rsid="00163865" fo:background-color="transparent" style:font-weight-asian="bold" style:font-weight-complex="bold"/>
    </style:style>
    <style:style style:name="P8" style:family="paragraph" style:parent-style-name="Standard">
      <style:text-properties fo:font-weight="normal" officeooo:paragraph-rsid="00163865" style:font-weight-asian="normal" style:font-weight-complex="normal"/>
    </style:style>
    <style:style style:name="P9" style:family="paragraph" style:parent-style-name="Standard">
      <style:paragraph-properties style:line-height-at-least="0.335cm"/>
      <style:text-properties fo:color="#cccccc" style:font-name="Consolas" fo:font-size="7pt" fo:font-weight="normal" fo:background-color="transparent"/>
    </style:style>
    <style:style style:name="P10" style:family="paragraph" style:parent-style-name="Standard">
      <style:paragraph-properties style:line-height-at-least="0.335cm"/>
      <style:text-properties fo:color="#cccccc" fo:background-color="transparent"/>
    </style:style>
    <style:style style:name="P11" style:family="paragraph" style:parent-style-name="Standard">
      <style:paragraph-properties style:line-height-at-least="0.335cm"/>
      <style:text-properties officeooo:paragraph-rsid="00181c9b"/>
    </style:style>
    <style:style style:name="P12" style:family="paragraph" style:parent-style-name="Standard">
      <style:text-properties officeooo:rsid="00148a33" officeooo:paragraph-rsid="00148a33" fo:background-color="transparent"/>
    </style:style>
    <style:style style:name="P13" style:family="paragraph" style:parent-style-name="Standard">
      <style:paragraph-properties style:line-height-at-least="0.335cm"/>
      <style:text-properties fo:background-color="transparent"/>
    </style:style>
    <style:style style:name="P14" style:family="paragraph" style:parent-style-name="Standard">
      <style:text-properties officeooo:paragraph-rsid="00148a33" fo:background-color="transparent"/>
    </style:style>
    <style:style style:name="P15" style:family="paragraph" style:parent-style-name="Standard">
      <style:text-properties fo:color="#000000" style:font-name="Consolas" fo:font-size="7pt" fo:font-weight="normal" officeooo:paragraph-rsid="00148a33" fo:background-color="transparent"/>
    </style:style>
    <style:style style:name="P16" style:family="paragraph" style:parent-style-name="Standard">
      <style:paragraph-properties style:line-height-at-least="0.335cm"/>
      <style:text-properties fo:color="#000000" style:font-name="Consolas" fo:font-size="7pt" fo:font-weight="normal" fo:background-color="transparent"/>
    </style:style>
    <style:style style:name="P17" style:family="paragraph" style:parent-style-name="Standard">
      <style:paragraph-properties style:line-height-at-least="0.335cm"/>
      <style:text-properties fo:color="#000000" style:font-name="Consolas" fo:font-size="7pt" fo:font-weight="normal" officeooo:paragraph-rsid="00148a33" fo:background-color="transparent"/>
    </style:style>
    <style:style style:name="P18" style:family="paragraph" style:parent-style-name="Standard">
      <style:paragraph-properties style:line-height-at-least="0.335cm"/>
      <style:text-properties fo:color="#000000" style:font-name="Consolas" fo:font-size="7pt" fo:font-weight="normal" officeooo:paragraph-rsid="00163865" fo:background-color="transparent"/>
    </style:style>
    <style:style style:name="P19" style:family="paragraph" style:parent-style-name="Standard">
      <style:text-properties fo:color="#000000" style:font-name="Consolas" fo:font-size="7pt" fo:font-weight="normal" officeooo:paragraph-rsid="00163865" fo:background-color="transparent"/>
    </style:style>
    <style:style style:name="P20" style:family="paragraph" style:parent-style-name="Standard">
      <style:paragraph-properties style:line-height-at-least="0.335cm"/>
      <style:text-properties fo:color="#000000" style:font-name="Consolas" fo:font-size="7pt" fo:font-weight="normal" officeooo:rsid="00181c9b" officeooo:paragraph-rsid="00181c9b" fo:background-color="transparent"/>
    </style:style>
    <style:style style:name="P21" style:family="paragraph" style:parent-style-name="Standard">
      <style:paragraph-properties style:line-height-at-least="0.335cm"/>
      <style:text-properties fo:color="#000000" officeooo:paragraph-rsid="00163865" fo:background-color="transparent"/>
    </style:style>
    <style:style style:name="P22" style:family="paragraph" style:parent-style-name="Standard">
      <style:paragraph-properties style:line-height-at-least="0.335cm"/>
      <style:text-properties fo:color="#d4d4d4" fo:background-color="transparent"/>
    </style:style>
    <style:style style:name="P23" style:family="paragraph" style:parent-style-name="Standard" style:list-style-name="L1">
      <style:text-properties officeooo:paragraph-rsid="00148a33"/>
    </style:style>
    <style:style style:name="P24" style:family="paragraph" style:parent-style-name="Standard">
      <style:text-properties officeooo:paragraph-rsid="00163865"/>
    </style:style>
    <style:style style:name="P25" style:family="paragraph" style:parent-style-name="Standard">
      <style:text-properties officeooo:paragraph-rsid="00165a82"/>
    </style:style>
    <style:style style:name="T1" style:family="text">
      <style:text-properties officeooo:rsid="00148a33"/>
    </style:style>
    <style:style style:name="T2" style:family="text">
      <style:text-properties fo:font-weight="bold" officeooo:rsid="00148a33" style:font-weight-asian="bold" style:font-weight-complex="bold"/>
    </style:style>
    <style:style style:name="T3" style:family="text">
      <style:text-properties fo:font-weight="bold" officeooo:rsid="00163865" style:font-weight-asian="bold" style:font-weight-complex="bold"/>
    </style:style>
    <style:style style:name="T4" style:family="text">
      <style:text-properties fo:font-weight="bold" officeooo:rsid="00181c9b" style:font-weight-asian="bold" style:font-weight-complex="bold"/>
    </style:style>
    <style:style style:name="T5" style:family="text">
      <style:text-properties fo:color="#c586c0"/>
    </style:style>
    <style:style style:name="T6" style:family="text">
      <style:text-properties fo:color="#c586c0" style:font-name="Consolas" fo:font-size="7pt" fo:font-weight="normal"/>
    </style:style>
    <style:style style:name="T7" style:family="text">
      <style:text-properties fo:color="#c586c0" style:font-name="Consolas" fo:font-size="7pt" fo:font-weight="normal" fo:background-color="transparent" loext:char-shading-value="0"/>
    </style:style>
    <style:style style:name="T8" style:family="text">
      <style:text-properties fo:color="#c586c0" fo:background-color="#1f1f1f" loext:char-shading-value="0"/>
    </style:style>
    <style:style style:name="T9" style:family="text">
      <style:text-properties fo:color="#cccccc"/>
    </style:style>
    <style:style style:name="T10" style:family="text">
      <style:text-properties fo:color="#cccccc" fo:background-color="#1f1f1f" loext:char-shading-value="0"/>
    </style:style>
    <style:style style:name="T11" style:family="text">
      <style:text-properties fo:color="#cccccc" style:font-name="Consolas" fo:font-size="7pt" fo:font-weight="normal" fo:background-color="transparent" loext:char-shading-value="0"/>
    </style:style>
    <style:style style:name="T12" style:family="text">
      <style:text-properties fo:color="#9cdcfe"/>
    </style:style>
    <style:style style:name="T13" style:family="text">
      <style:text-properties fo:color="#9cdcfe" style:font-name="Consolas" fo:font-size="7pt" fo:font-weight="normal"/>
    </style:style>
    <style:style style:name="T14" style:family="text">
      <style:text-properties fo:color="#ce9178"/>
    </style:style>
    <style:style style:name="T15" style:family="text">
      <style:text-properties fo:color="#ce9178" style:font-name="Consolas" fo:font-size="7pt" fo:font-weight="normal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7pt" fo:font-weight="normal"/>
    </style:style>
    <style:style style:name="T18" style:family="text">
      <style:text-properties fo:color="#dcdcaa" style:font-name="Consolas" fo:font-size="7pt" fo:font-weight="normal" fo:background-color="transparent" loext:char-shading-value="0"/>
    </style:style>
    <style:style style:name="T19" style:family="text">
      <style:text-properties fo:color="#dcdcaa" fo:background-color="#1f1f1f" loext:char-shading-value="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3865" style:font-weight-asian="normal" style:font-weight-complex="normal"/>
    </style:style>
    <style:style style:name="T22" style:family="text">
      <style:text-properties fo:font-weight="normal" officeooo:rsid="00148a33" style:font-weight-asian="normal" style:font-weight-complex="normal"/>
    </style:style>
    <style:style style:name="T23" style:family="text">
      <style:text-properties fo:font-weight="normal" officeooo:rsid="00165a82" style:font-weight-asian="normal" style:font-weight-complex="normal"/>
    </style:style>
    <style:style style:name="T24" style:family="text">
      <style:text-properties style:font-name="Consolas" fo:font-size="7pt" fo:font-weight="normal"/>
    </style:style>
    <style:style style:name="T25" style:family="text">
      <style:text-properties officeooo:rsid="00163865"/>
    </style:style>
    <style:style style:name="T26" style:family="text">
      <style:text-properties fo:color="#569cd6"/>
    </style:style>
    <style:style style:name="T27" style:family="text">
      <style:text-properties fo:color="#569cd6" style:font-name="Consolas" fo:font-size="7pt" fo:font-weight="normal"/>
    </style:style>
    <style:style style:name="T28" style:family="text">
      <style:text-properties fo:color="#569cd6" style:font-name="Consolas" fo:font-size="7pt" fo:font-weight="normal" fo:background-color="transparent" loext:char-shading-value="0"/>
    </style:style>
    <style:style style:name="T29" style:family="text">
      <style:text-properties fo:color="#569cd6" fo:background-color="#1f1f1f" loext:char-shading-value="0"/>
    </style:style>
    <style:style style:name="T30" style:family="text">
      <style:text-properties fo:color="#808080" style:font-name="Consolas" fo:font-size="7pt" fo:font-weight="normal"/>
    </style:style>
    <style:style style:name="T31" style:family="text">
      <style:text-properties fo:color="#4ec9b0" style:font-name="Consolas" fo:font-size="7pt" fo:font-weight="normal"/>
    </style:style>
    <style:style style:name="T32" style:family="text">
      <style:text-properties fo:color="#d4d4d4"/>
    </style:style>
    <style:style style:name="T33" style:family="text">
      <style:text-properties fo:color="#d4d4d4" style:font-name="Consolas" fo:font-size="7pt" fo:font-weight="normal"/>
    </style:style>
    <style:style style:name="T34" style:family="text">
      <style:text-properties fo:color="#6a9955" style:font-name="Consolas" fo:font-size="7pt" fo:font-weight="normal"/>
    </style:style>
    <style:style style:name="T35" style:family="text">
      <style:text-properties fo:color="#6a9955" style:font-name="Consolas" fo:font-size="7pt" fo:font-weight="normal" fo:background-color="transparent" loext:char-shading-value="0"/>
    </style:style>
    <style:style style:name="T36" style:family="text">
      <style:text-properties officeooo:rsid="00163865" style:font-weight-asian="bold" style:font-weight-complex="bold"/>
    </style:style>
    <style:style style:name="T37" style:family="text">
      <style:text-properties officeooo:rsid="00181c9b" style:font-weight-asian="bold" style:font-weight-complex="bold"/>
    </style:style>
    <style:style style:name="T38" style:family="text">
      <style:text-properties fo:color="#000000" style:font-name="Consolas" fo:font-size="7pt" fo:font-weight="normal" fo:background-color="transparent" loext:char-shading-value="0"/>
    </style:style>
    <style:style style:name="T39" style:family="text">
      <style:text-properties fo:color="#000000" style:font-name="Consolas" fo:font-size="7pt" fo:font-weight="normal" officeooo:rsid="00181c9b" fo:background-color="transparent" loext:char-shading-value="0"/>
    </style:style>
    <style:style style:name="T40" style:family="text">
      <style:text-properties fo:color="#000000" style:font-name="Consolas" fo:font-size="7pt" fo:font-weight="bold" officeooo:rsid="00181c9b" fo:background-color="transparent" loext:char-shading-value="0" style:font-weight-asian="bold" style:font-weight-complex="bold"/>
    </style:style>
    <style:style style:name="T41" style:family="text">
      <style:text-properties fo:color="#000000" style:font-name="Liberation Serif" fo:font-size="7pt" fo:font-weight="bold" officeooo:rsid="00181c9b" fo:background-color="transparent" loext:char-shading-value="0" style:font-weight-asian="bold" style:font-weight-complex="bold"/>
    </style:style>
    <style:style style:name="T42" style:family="text">
      <style:text-properties fo:color="#000000" style:font-name="Liberation Serif" fo:font-size="12pt" fo:font-weight="bold" officeooo:rsid="00181c9b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color="#000000" style:font-name="Liberation Serif" fo:font-size="12pt" fo:font-weight="bold" officeooo:rsid="001950eb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officeooo:rsid="00165a82"/>
    </style:style>
    <style:style style:name="T45" style:family="text">
      <style:text-properties officeooo:rsid="00181c9b"/>
    </style:style>
    <style:style style:name="T46" style:family="text">
      <style:text-properties officeooo:rsid="00181c9b"/>
    </style:style>
    <style:style style:name="T47" style:family="text">
      <style:text-properties fo:color="#4fc1ff" style:font-name="Consolas" fo:font-size="7pt" fo:font-weight="normal"/>
    </style:style>
    <style:style style:name="T48" style:family="text">
      <style:text-properties fo:color="#b5cea8" style:font-name="Consolas" fo:font-size="7pt" fo:font-weight="normal"/>
    </style:style>
    <style:style style:name="T49" style:family="text">
      <style:text-properties style:text-underline-style="solid" style:text-underline-width="auto" style:text-underline-color="font-color" officeooo:rsid="00148a33"/>
    </style:style>
    <style:style style:name="T50" style:family="text">
      <style:text-properties officeooo:rsid="001950eb"/>
    </style:style>
    <style:style style:name="T51" style:family="text">
      <style:text-properties style:text-underline-style="none" officeooo:rsid="00148a33"/>
    </style:style>
    <style:style style:name="T52" style:family="text">
      <style:text-properties style:text-underline-style="none" fo:font-weight="bold" officeooo:rsid="00148a3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Dokumentation </text:span><text:span text:style-name="T1">📊 React Sales Dashboard<text:line-break/><text:line-break/>Ein professionelles Dashboard-Projekt mit **React**, **Vite**, **Tailwind CSS** und **Recharts** zur Visualisierung von KPIs, Charts und Verkaufsdaten.<text:line-break/><text:line-break/></text:span><text:span text:style-name="T52">Features</text:span><text:span text:style-name="T1"><text:line-break/><text:line-break/>- Dunkles Design (dunkelblau + blau)<text:line-break/>- KPI-Boxen mit Icons<text:line-break/>- Interaktive Diagramme (Line, Bar, Pie)<text:line-break/>- Komponentenbasiertes Layout<text:line-break/>- Erweiterbar mit echten API-Daten<text:line-break/><text:line-break/></text:span><text:span text:style-name="T52">Voraussetzungen</text:span><text:span text:style-name="T1"><text:line-break/><text:line-break/>- Node.js <text:line-break/>- NPM oder Yarn<text:line-break/><text:line-break/></text:span><text:span text:style-name="T52">Installation</text:span><text:span text:style-name="T1"><text:line-break/><text:line-break/>```bash<text:line-break/># Projekt anlegen<text:line-break/>npm create vite@latest react-dashboard -- --template react<text:line-break/><text:line-break/>cd react-dashboard<text:line-break/><text:line-break/></text:span><text:span text:style-name="T50"># </text:span><text:span text:style-name="T1">Abhängigkeiten installieren<text:line-break/>npm install<text:line-break/><text:line-break/># Tailwind CSS installieren<text:line-break/></text:span><text:span text:style-name="Source_20_Text">npm install tailwindcss @tailwindcss/vite</text:span></text:p>
      <text:p text:style-name="P1"><text:span text:style-name="T25">(Installationsanweisung: </text:span><text:a xlink:type="simple" xlink:href="https://tailwindcss.com/docs/installation/using-vite" text:style-name="Internet_20_link" text:visited-style-name="Visited_20_Internet_20_Link"><text:span text:style-name="T25">https://tailwindcss.com/docs/installation/using-vite</text:span></text:a><text:span text:style-name="T25">)</text:span></text:p>
      <text:p text:style-name="P1"/>
      <text:p text:style-name="P8"><text:span text:style-name="T25"># </text:span><text:span text:style-name="T1">Tailwind</text:span><text:span text:style-name="T25">CSS </text:span><text:span text:style-name="T1">konfigurieren (vite.config.js)</text:span></text:p>
      <text:p text:style-name="P24"><text:span text:style-name="T2"/></text:p>
      <text:p text:style-name="P19"><text:span text:style-name="T2">import { defineConfig } from 'vite'</text:span></text:p>
      <text:p text:style-name="P18">import react from '@vitejs/plugin-react'</text:p>
      <text:p text:style-name="P18">import tailwindcss from '@tailwindcss/vite'</text:p>
      <text:p text:style-name="P21"/>
      <text:p text:style-name="P18">export default defineConfig({</text:p>
      <text:p text:style-name="P21">  <text:span text:style-name="T24">plugins: [</text:span></text:p>
      <text:p text:style-name="P21">    <text:span text:style-name="T24">react(),</text:span></text:p>
      <text:p text:style-name="P21">    <text:span text:style-name="T24">tailwindcss(), </text:span></text:p>
      <text:p text:style-name="P21">  <text:span text:style-name="T24">],</text:span></text:p>
      <text:p text:style-name="P1"><text:span text:style-name="T38">})</text:span><text:line-break/><text:line-break/># Recharts &amp; Icons<text:line-break/>npm install recharts react-icons</text:p>
      <text:p text:style-name="P1"><text:line-break/></text:p>
      <text:p text:style-name="P1"/>
      <text:p text:style-name="P1"/>
      <text:p text:style-name="P1"/>
      <text:p text:style-name="P1"/>
      <text:p text:style-name="P3"><text:soft-page-break/>Projektstruktur</text:p>
      <text:p text:style-name="P3"/>
      <text:p text:style-name="P5"><text:span text:style-name="T20">src/<text:line-break/>├── App.jsx<text:line-break/>├── main.jsx<text:line-break/>├── index.css</text:span></text:p>
      <text:p text:style-name="P5"><text:span text:style-name="T20">├── </text:span><text:span text:style-name="T23">assets</text:span><text:span text:style-name="T20">/</text:span></text:p>
      <text:p text:style-name="P25"><text:span text:style-name="T22"><text:s text:c="6"/>├──</text:span><text:span text:style-name="T23">profil-image.png</text:span></text:p>
      <text:p text:style-name="P25"><text:span text:style-name="T22">├── </text:span><text:span text:style-name="T23">context</text:span><text:span text:style-name="T22">/</text:span></text:p>
      <text:p text:style-name="P25"><text:span text:style-name="T22"><text:s text:c="6"/>├──</text:span><text:span text:style-name="T23">DarkModeContext.jsx</text:span></text:p>
      <text:p text:style-name="P5"><text:span text:style-name="T20">├── </text:span><text:span text:style-name="T23">pages</text:span><text:span text:style-name="T20">/</text:span></text:p>
      <text:p text:style-name="P25"><text:span text:style-name="T22"><text:s text:c="6"/>├──</text:span><text:span text:style-name="T23">CustomerPage.jsx</text:span></text:p>
      <text:p text:style-name="P25"><text:span text:style-name="T22"><text:s text:c="6"/>├──</text:span><text:span text:style-name="T23">SalesPage.jsx</text:span></text:p>
      <text:p text:style-name="P25"><text:span text:style-name="T22"><text:s text:c="6"/>├──</text:span><text:span text:style-name="T23">SettingsPage.jsx</text:span></text:p>
      <text:p text:style-name="P5"><text:span text:style-name="T20">├── </text:span><text:span text:style-name="T23">services</text:span><text:span text:style-name="T20">/</text:span></text:p>
      <text:p text:style-name="P5"><text:span text:style-name="T20"><text:s text:c="6"/>├──</text:span><text:span text:style-name="T23">api.js</text:span><text:span text:style-name="T20"><text:line-break/>├── components/<text:line-break/> <text:s text:c="5"/>├── </text:span><text:span text:style-name="T21">charts/</text:span></text:p>
      <text:p text:style-name="P4"><text:span text:style-name="T20"><text:s text:c="10"/>├──</text:span><text:span text:style-name="T21">SalesChart.jsx</text:span></text:p>
      <text:p text:style-name="P4"><text:span text:style-name="T20"><text:s text:c="10"/>├──</text:span><text:span text:style-name="T21">UmsatzChart.jsx</text:span></text:p>
      <text:p text:style-name="P4"><text:span text:style-name="T20"><text:s text:c="10"/>├──</text:span><text:span text:style-name="T21">UmsatzentwicklungChart.jsx</text:span></text:p>
      <text:p text:style-name="P25"><text:span text:style-name="T22"><text:s text:c="10"/>├──</text:span><text:span text:style-name="T21">VertriebskanäleChart.jsx</text:span><text:span text:style-name="T22"><text:line-break/> <text:s text:c="5"/>├── </text:span><text:span text:style-name="T21">dashboard/</text:span></text:p>
      <text:p text:style-name="P25"><text:span text:style-name="T22"><text:s text:c="10"/>├──</text:span><text:span text:style-name="T23">Dashboard.jsx</text:span></text:p>
      <text:p text:style-name="P25"><text:span text:style-name="T22"><text:s text:c="10"/>├──</text:span><text:span text:style-name="T23">KPIBox.jsx</text:span><text:span text:style-name="T22"><text:line-break/> <text:s text:c="5"/>├── </text:span><text:span text:style-name="T21">layout/</text:span></text:p>
      <text:p text:style-name="P25"><text:span text:style-name="T22"><text:s text:c="10"/>├──</text:span><text:span text:style-name="T23">Sidebar.jsx</text:span><text:span text:style-name="T22"><text:line-break/></text:span><text:span text:style-name="T2"><text:line-break/></text:span></text:p>
      <text:p text:style-name="P15"/>
      <text:list xml:id="list1428905286" text:style-name="L1">
        <text:list-header>
          <text:p text:style-name="P23"><text:span text:style-name="T2"/></text:p>
        </text:list-header>
      </text:list>
      <text:p text:style-name="P2"><text:span text:style-name="T2">Dashboard und Pages </text:span><text:span text:style-name="T22">(z.B. Customer Page, Sales Page </text:span><text:span text:style-name="T21">etc, optional</text:span><text:span text:style-name="T22"> SettingsPage </text:span><text:span text:style-name="T21">mit Darkmode</text:span><text:span text:style-name="T22">) sowie KPIBox und Charts erstellen. </text:span></text:p>
      <text:p text:style-name="P2"><text:span text:style-name="T2"/></text:p>
      <text:p text:style-name="P3"/>
      <text:p text:style-name="P6"><text:span text:style-name="T36">App.jsx modifizieren<text:line-break/><text:line-break/></text:span><text:span text:style-name="T35">// App.jsx</text:span></text:p>
      <text:p text:style-name="P13"/>
      <text:p text:style-name="P9"><text:span text:style-name="T5">import</text:span> <text:span text:style-name="T12">Sidebar</text:span> <text:span text:style-name="T5">from</text:span> <text:span text:style-name="T14">'./components/layout/Sidebar.jsx'</text:span>;</text:p>
      <text:p text:style-name="P9"><text:span text:style-name="T5">import</text:span> <text:span text:style-name="T12">Dashboard</text:span> <text:span text:style-name="T5">from</text:span> <text:span text:style-name="T14">'./components/dashboard/Dashboard.jsx'</text:span>;</text:p>
      <text:p text:style-name="P9"><text:span text:style-name="T5">import</text:span> <text:span text:style-name="T12">SalesPage</text:span> <text:span text:style-name="T5">from</text:span> <text:span text:style-name="T14">'./pages/SalesPage.jsx'</text:span>;</text:p>
      <text:p text:style-name="P9"><text:span text:style-name="T5">import</text:span> <text:span text:style-name="T12">CustomerPage</text:span> <text:span text:style-name="T5">from</text:span> <text:span text:style-name="T14">'./pages/CustomerPage.jsx'</text:span>;</text:p>
      <text:p text:style-name="P9"><text:span text:style-name="T5">import</text:span> <text:span text:style-name="T12">SettingsPage</text:span> <text:span text:style-name="T5">from</text:span> <text:span text:style-name="T14">'./pages/SettingsPage.jsx'</text:span>;</text:p>
      <text:p text:style-name="P13"/>
      <text:p text:style-name="P9"><text:span text:style-name="T5">import</text:span> { <text:span text:style-name="T12">BrowserRouter</text:span> <text:span text:style-name="T5">as</text:span> <text:span text:style-name="T12">Router</text:span>, <text:span text:style-name="T12">Routes</text:span>, <text:span text:style-name="T12">Route</text:span> } <text:span text:style-name="T5">from</text:span> <text:span text:style-name="T14">'react-router-dom'</text:span>;</text:p>
      <text:p text:style-name="P9"><text:span text:style-name="T5">import</text:span> { <text:span text:style-name="T12">DarkModeProvider</text:span> } <text:span text:style-name="T5">from</text:span> <text:span text:style-name="T14">'./context/DarkModeContext.jsx'</text:span>;</text:p>
      <text:p text:style-name="P13"/>
      <text:p text:style-name="P9"><text:span text:style-name="T26">function</text:span> <text:span text:style-name="T16">App</text:span>() {</text:p>
      <text:p text:style-name="P10">  <text:span text:style-name="T6">return</text:span><text:span text:style-name="T24"> (</text:span></text:p>
      <text:p text:style-name="P10">     <text:span text:style-name="T30">&lt;</text:span><text:span text:style-name="T31">DarkModeProvider</text:span><text:span text:style-name="T30">&gt;</text:span></text:p>
      <text:p text:style-name="P10">      <text:span text:style-name="T30">&lt;</text:span><text:span text:style-name="T31">Router</text:span><text:span text:style-name="T30">&gt;</text:span></text:p>
      <text:p text:style-name="P10">      <text:span text:style-name="T30">&lt;</text:span><text:span text:style-name="T27">div</text:span><text:span text:style-name="T24"> </text:span><text:span text:style-name="T13">className</text:span><text:span text:style-name="T33">=</text:span><text:span text:style-name="T15">"flex bg-white min-h-screen text-indigo-950 dark:bg-indigo-950 dark:text-white"</text:span><text:span text:style-name="T30">&gt;</text:span></text:p>
      <text:p text:style-name="P10">        <text:span text:style-name="T30">&lt;</text:span><text:span text:style-name="T31">Sidebar</text:span><text:span text:style-name="T24"> </text:span><text:span text:style-name="T30">/&gt;</text:span></text:p>
      <text:p text:style-name="P10">        <text:span text:style-name="T30">&lt;</text:span><text:span text:style-name="T27">main</text:span><text:span text:style-name="T24"> </text:span><text:span text:style-name="T13">className</text:span><text:span text:style-name="T33">=</text:span><text:span text:style-name="T15">"flex-1 p-6"</text:span><text:span text:style-name="T30">&gt;</text:span></text:p>
      <text:p text:style-name="P10">          <text:span text:style-name="T30">&lt;</text:span><text:span text:style-name="T27">h1</text:span><text:span text:style-name="T24"> </text:span><text:span text:style-name="T13">className</text:span><text:span text:style-name="T33">=</text:span><text:span text:style-name="T15">"text-3xl font-bold mb-6"</text:span><text:span text:style-name="T30">&gt;</text:span><text:span text:style-name="T24">Sales Dashboard</text:span><text:span text:style-name="T30">&lt;/</text:span><text:span text:style-name="T27">h1</text:span><text:span text:style-name="T30">&gt;</text:span></text:p>
      <text:p text:style-name="P10"><text:soft-page-break/>          <text:span text:style-name="T30">&lt;</text:span><text:span text:style-name="T31">Routes</text:span><text:span text:style-name="T30">&gt;</text:span></text:p>
      <text:p text:style-name="P10">            <text:span text:style-name="T30">&lt;</text:span><text:span text:style-name="T31">Route</text:span><text:span text:style-name="T24"> </text:span><text:span text:style-name="T13">path</text:span><text:span text:style-name="T33">=</text:span><text:span text:style-name="T15">"/"</text:span><text:span text:style-name="T24"> </text:span><text:span text:style-name="T13">element</text:span><text:span text:style-name="T33">=</text:span><text:span text:style-name="T27">{</text:span></text:p>
      <text:p text:style-name="P10"><text:span text:style-name="T32">              </text:span><text:span text:style-name="T30">&lt;&gt;</text:span></text:p>
      <text:p text:style-name="P10"><text:span text:style-name="T32">                </text:span><text:span text:style-name="T30">&lt;</text:span><text:span text:style-name="T31">Dashboard</text:span><text:span text:style-name="T33"> </text:span><text:span text:style-name="T30">/&gt;</text:span></text:p>
      <text:p text:style-name="P22">                </text:p>
      <text:p text:style-name="P10"><text:span text:style-name="T32">              </text:span><text:span text:style-name="T30">&lt;/&gt;</text:span></text:p>
      <text:p text:style-name="P10"><text:span text:style-name="T32">            </text:span><text:span text:style-name="T27">}</text:span><text:span text:style-name="T24"> </text:span><text:span text:style-name="T30">/&gt;</text:span></text:p>
      <text:p text:style-name="P10">            <text:span text:style-name="T30">&lt;</text:span><text:span text:style-name="T31">Route</text:span><text:span text:style-name="T24"> </text:span><text:span text:style-name="T13">path</text:span><text:span text:style-name="T33">=</text:span><text:span text:style-name="T15">"/sales"</text:span><text:span text:style-name="T24"> </text:span><text:span text:style-name="T13">element</text:span><text:span text:style-name="T33">=</text:span><text:span text:style-name="T27">{</text:span><text:span text:style-name="T30">&lt;</text:span><text:span text:style-name="T31">SalesPage</text:span><text:span text:style-name="T33"> </text:span><text:span text:style-name="T30">/&gt;</text:span><text:span text:style-name="T27">}</text:span><text:span text:style-name="T24"> </text:span><text:span text:style-name="T30">/&gt;</text:span></text:p>
      <text:p text:style-name="P10">            <text:span text:style-name="T30">&lt;</text:span><text:span text:style-name="T31">Route</text:span><text:span text:style-name="T24"> </text:span><text:span text:style-name="T13">path</text:span><text:span text:style-name="T33">=</text:span><text:span text:style-name="T15">"/customers"</text:span><text:span text:style-name="T24"> </text:span><text:span text:style-name="T13">element</text:span><text:span text:style-name="T33">=</text:span><text:span text:style-name="T27">{</text:span><text:span text:style-name="T30">&lt;</text:span><text:span text:style-name="T31">CustomerPage</text:span><text:span text:style-name="T33"> </text:span><text:span text:style-name="T30">/&gt;</text:span><text:span text:style-name="T27">}</text:span><text:span text:style-name="T24"> </text:span><text:span text:style-name="T30">/&gt;</text:span></text:p>
      <text:p text:style-name="P10">            <text:span text:style-name="T30">&lt;</text:span><text:span text:style-name="T31">Route</text:span><text:span text:style-name="T24"> </text:span><text:span text:style-name="T13">path</text:span><text:span text:style-name="T33">=</text:span><text:span text:style-name="T15">"/settings"</text:span><text:span text:style-name="T24"> </text:span><text:span text:style-name="T13">element</text:span><text:span text:style-name="T33">=</text:span><text:span text:style-name="T27">{</text:span><text:span text:style-name="T30">&lt;</text:span><text:span text:style-name="T31">SettingsPage</text:span><text:span text:style-name="T33"> </text:span><text:span text:style-name="T30">/&gt;</text:span><text:span text:style-name="T27">}</text:span><text:span text:style-name="T24"> </text:span><text:span text:style-name="T30">/&gt;</text:span></text:p>
      <text:p text:style-name="P10">          <text:span text:style-name="T30">&lt;/</text:span><text:span text:style-name="T31">Routes</text:span><text:span text:style-name="T30">&gt;</text:span></text:p>
      <text:p text:style-name="P10">        <text:span text:style-name="T30">&lt;/</text:span><text:span text:style-name="T27">main</text:span><text:span text:style-name="T30">&gt;</text:span></text:p>
      <text:p text:style-name="P10">      <text:span text:style-name="T30">&lt;/</text:span><text:span text:style-name="T27">div</text:span><text:span text:style-name="T30">&gt;</text:span></text:p>
      <text:p text:style-name="P10">    <text:span text:style-name="T30">&lt;/</text:span><text:span text:style-name="T31">Router</text:span><text:span text:style-name="T30">&gt;</text:span></text:p>
      <text:p text:style-name="P10">  <text:span text:style-name="T30">&lt;/</text:span><text:span text:style-name="T31">DarkModeProvider</text:span><text:span text:style-name="T30">&gt;</text:span></text:p>
      <text:p text:style-name="P10">  <text:span text:style-name="T24">);</text:span></text:p>
      <text:p text:style-name="P9">}</text:p>
      <text:p text:style-name="P13"/>
      <text:p text:style-name="P9"><text:span text:style-name="T5">export</text:span> <text:span text:style-name="T5">default</text:span> <text:span text:style-name="T16">App</text:span>;</text:p>
      <text:p text:style-name="P9"/>
      <text:p text:style-name="P7"/>
      <text:p text:style-name="P17"><text:span text:style-name="T2"/></text:p>
      <text:p text:style-name="P11"><text:span text:style-name="T42">API-Verknüpfung </text:span><text:span text:style-name="T43">einrichten</text:span><text:span text:style-name="T39"><text:line-break/><text:line-break/></text:span><text:span text:style-name="T7">export</text:span><text:span text:style-name="T11"> </text:span><text:span text:style-name="T28">async</text:span><text:span text:style-name="T11"> </text:span><text:span text:style-name="T28">function</text:span><text:span text:style-name="T11"> </text:span><text:span text:style-name="T18">fetchDashboardData</text:span><text:span text:style-name="T11">() {</text:span></text:p>
      <text:p text:style-name="P10">  <text:span text:style-name="T27">const</text:span><text:span text:style-name="T24"> [</text:span><text:span text:style-name="T47">productsRes</text:span><text:span text:style-name="T24">, </text:span><text:span text:style-name="T47">usersRes</text:span><text:span text:style-name="T24">, </text:span><text:span text:style-name="T47">cartsRes</text:span><text:span text:style-name="T24">] </text:span><text:span text:style-name="T33">=</text:span><text:span text:style-name="T24"> </text:span><text:span text:style-name="T6">await</text:span><text:span text:style-name="T24"> </text:span><text:span text:style-name="T31">Promise</text:span><text:span text:style-name="T24">.</text:span><text:span text:style-name="T17">all</text:span><text:span text:style-name="T24">([</text:span></text:p>
      <text:p text:style-name="P10">    <text:span text:style-name="T17">fetch</text:span><text:span text:style-name="T24">(</text:span><text:span text:style-name="T15">'https://dummyjson.com/products'</text:span><text:span text:style-name="T24">),</text:span></text:p>
      <text:p text:style-name="P10">    <text:span text:style-name="T17">fetch</text:span><text:span text:style-name="T24">(</text:span><text:span text:style-name="T15">'https://dummyjson.com/users'</text:span><text:span text:style-name="T24">),</text:span></text:p>
      <text:p text:style-name="P10">    <text:span text:style-name="T17">fetch</text:span><text:span text:style-name="T24">(</text:span><text:span text:style-name="T15">'https://dummyjson.com/carts'</text:span><text:span text:style-name="T24">),</text:span></text:p>
      <text:p text:style-name="P10">  <text:span text:style-name="T24">]);</text:span></text:p>
      <text:p text:style-name="P13"/>
      <text:p text:style-name="P10">  <text:span text:style-name="T27">const</text:span><text:span text:style-name="T24"> [</text:span><text:span text:style-name="T47">products</text:span><text:span text:style-name="T24">, </text:span><text:span text:style-name="T47">users</text:span><text:span text:style-name="T24">, </text:span><text:span text:style-name="T47">carts</text:span><text:span text:style-name="T24">] </text:span><text:span text:style-name="T33">=</text:span><text:span text:style-name="T24"> </text:span><text:span text:style-name="T6">await</text:span><text:span text:style-name="T24"> </text:span><text:span text:style-name="T31">Promise</text:span><text:span text:style-name="T24">.</text:span><text:span text:style-name="T17">all</text:span><text:span text:style-name="T24">([</text:span></text:p>
      <text:p text:style-name="P10">    <text:span text:style-name="T47">productsRes</text:span><text:span text:style-name="T24">.</text:span><text:span text:style-name="T17">json</text:span><text:span text:style-name="T24">(),</text:span></text:p>
      <text:p text:style-name="P10">    <text:span text:style-name="T47">usersRes</text:span><text:span text:style-name="T24">.</text:span><text:span text:style-name="T17">json</text:span><text:span text:style-name="T24">(),</text:span></text:p>
      <text:p text:style-name="P10">    <text:span text:style-name="T47">cartsRes</text:span><text:span text:style-name="T24">.</text:span><text:span text:style-name="T17">json</text:span><text:span text:style-name="T24">(),</text:span></text:p>
      <text:p text:style-name="P10">  <text:span text:style-name="T24">]);</text:span></text:p>
      <text:p text:style-name="P13"/>
      <text:p text:style-name="P10">  <text:span text:style-name="T27">const</text:span><text:span text:style-name="T24"> </text:span><text:span text:style-name="T47">totalSales</text:span><text:span text:style-name="T24"> </text:span><text:span text:style-name="T33">=</text:span><text:span text:style-name="T24"> </text:span><text:span text:style-name="T47">carts</text:span><text:span text:style-name="T24">.</text:span><text:span text:style-name="T13">carts</text:span><text:span text:style-name="T24">.</text:span><text:span text:style-name="T17">reduce</text:span><text:span text:style-name="T24">((</text:span><text:span text:style-name="T13">sum</text:span><text:span text:style-name="T24">, </text:span><text:span text:style-name="T13">cart</text:span><text:span text:style-name="T24">) </text:span><text:span text:style-name="T27">=&gt;</text:span><text:span text:style-name="T24"> </text:span><text:span text:style-name="T13">sum</text:span><text:span text:style-name="T24"> </text:span><text:span text:style-name="T33">+</text:span><text:span text:style-name="T24"> </text:span><text:span text:style-name="T13">cart</text:span><text:span text:style-name="T24">.</text:span><text:span text:style-name="T13">total</text:span><text:span text:style-name="T24">, </text:span><text:span text:style-name="T48">0</text:span><text:span text:style-name="T24">);</text:span></text:p>
      <text:p text:style-name="P13"/>
      <text:p text:style-name="P10">  <text:span text:style-name="T6">return</text:span><text:span text:style-name="T24"> {</text:span></text:p>
      <text:p text:style-name="P10">    <text:span text:style-name="T13">products:</text:span><text:span text:style-name="T24"> </text:span><text:span text:style-name="T47">products</text:span><text:span text:style-name="T24">.</text:span><text:span text:style-name="T13">total</text:span><text:span text:style-name="T24">,</text:span></text:p>
      <text:p text:style-name="P10">    <text:span text:style-name="T13">customers:</text:span><text:span text:style-name="T24"> </text:span><text:span text:style-name="T47">users</text:span><text:span text:style-name="T24">.</text:span><text:span text:style-name="T13">total</text:span><text:span text:style-name="T24">,</text:span></text:p>
      <text:p text:style-name="P10">    <text:span text:style-name="T13">orders:</text:span><text:span text:style-name="T24"> </text:span><text:span text:style-name="T47">carts</text:span><text:span text:style-name="T24">.</text:span><text:span text:style-name="T13">total</text:span><text:span text:style-name="T24">,</text:span></text:p>
      <text:p text:style-name="P10">    <text:span text:style-name="T13">sales:</text:span><text:span text:style-name="T24"> </text:span><text:span text:style-name="T47">totalSales</text:span><text:span text:style-name="T24">,</text:span></text:p>
      <text:p text:style-name="P10">    <text:span text:style-name="T13">carts:</text:span><text:span text:style-name="T24"> </text:span><text:span text:style-name="T47">carts</text:span><text:span text:style-name="T24">.</text:span><text:span text:style-name="T13">carts</text:span><text:span text:style-name="T24">,  </text:span><text:span text:style-name="T34">// falls man die Daten noch detaillierter braucht</text:span></text:p>
      <text:p text:style-name="P10">    <text:span text:style-name="T13">users:</text:span><text:span text:style-name="T24"> </text:span><text:span text:style-name="T47">users</text:span><text:span text:style-name="T24">.</text:span><text:span text:style-name="T13">users</text:span><text:span text:style-name="T24">,  </text:span><text:span text:style-name="T34">// z.B. für Kundenliste</text:span></text:p>
      <text:p text:style-name="P10">  <text:span text:style-name="T24">};</text:span></text:p>
      <text:p text:style-name="P9">}</text:p>
      <text:p text:style-name="P9"/>
      <text:p text:style-name="P20"/>
      <text:p text:style-name="P16"/>
      <text:p text:style-name="P14"><text:span text:style-name="T2"/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5-30T12:10:35.930000000</meta:creation-date>
    <dc:date>2025-05-30T12:44:13.779000000</dc:date>
    <meta:editing-duration>PT12M36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89" meta:word-count="341" meta:character-count="3541" meta:non-whitespace-character-count="2862"/>
  </office:meta>
</office:document-meta>
</file>